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गोवा सुरक्षा मंच आनी शिवसेनेवांगडा युती केली म्हूण मगोची जाली वेंचणुकेंत दुर्दशा सरकार स्थीर कॉंग्रेसीवटेन वच्चों ना सुदिनाचीं हेड ऑनात विधाना</text:p>
      <text:p>गोंयचें मायनिंग स्कँम सीबीआयक दिवपाचो पर्याय मात सध्या ना मुख्यमंत्री म्हण्टा स्कॅम कॉम्प्लिकेटेड एसआयटी सध्या उस्तीता रिपोर्ट कितें येता तो पळोवया.</text:p>
      <text:p>गोंयकारांनीय मनयलें इद उल फित्र रमझानाचो पवित्र म्हयनो सोपलो इदान सुटलो मुस्लिमांचो तीस दिसांचो रोजा पळयात इद उल फित्र.</text:p>
      <text:p>गोंयांत एक लाख 80 हजार लायटीच्या खाब्यांचेर जुलै सोपता म्हळ्यार एलइडी लायटी पेटपाक जाय ना जाल्यार कॉंत्राद रद्द वीजमंत्र्याची कॉन्ट्रॅक्टराक शिटकावणी</text:p>
      <text:p>आनी</text:p>
      <text:p>रायबंदरा मोटार आनी मोटरसायकलीचे एक्सिडॅन्टांत एकलो गेलो धपक्यासरशीं फाटल्यान बशिल्लो खोर्लेचो रोहन परब उदकांत बुडून मरण खणगिंणीं दर्यांत ऩॅव्हीचो स्टूडंट बुडलो</text:p>
      <text:p>गोवा सुरक्षा मंच आनी शिवसेनेवांगडा युती केल्ल्यान मगोक वेंचणुकेंत फटको बसलो अशें सुदिन ढवळीकार म्हण्टा. आनंद शिरोडकाराचो भाव दिवचले कॉंग्रेसीचो उमेदवार जालो. मात आनंदान एका उतरान मगोक सांगूंक ना. आज तो मगोचेर टिका करता. ती करपाचो ताका अधिकारच ना म्हूण सुदिन तापलो. सरकार खंय स्थीर आसा. कॉंग्रेसीवटेन कसोच वच्चो ना अशेंय तो उलोवन दाखयता. तो हेडऑनात उलयतालो.</text:p>
      <text:p>गोंयचें मायनींग स्कँम बरेंच कोम्लिकेटेड. आमचे पुलीस सद्या तें उस्तीतात. अजुनमेरेन तरी ती केस सीबीआयक दिवपाचो विचार केल्लो ना म्हूण मुख्यमंत्री पर्रीकारान मिडियाक क्लियर केलें. एसआयटीन आपल्याक तपासाचेर रिर्पोट दिवंदी मागीर पळोवया म्हूण केससीबीआयक दिवपाचो मार्ग पर्रीकारान उक्तो दवरला. बऱ्याच तेंपा उपरांत मायनींग केशींत जबान्यो आनी दोकुमेंत एकठांय करपाचे कामाक एसआयटीन नेट धरला.</text:p>
      <text:p>इद उल फित्र मुस्लिमांचो सगल्यांत मोठो सण. हें इद म्हणजेच रमझान इद. पवित्र रमझानाच्या म्हयन्यांत 30 दीसांचो रोजा पाळळ्या उपरांत रमझानाचे शेवटाक इदाचो चंद्र पळोवन रोजा सोडून मुस्लिम इद मनयतात. सकाळीं नमाजा उपरांत एकामेकाक वेंग मारून परबी दितात. रमझानाचो उपास सोंपलो पळयात इद उल फित्र.</text:p>
      <text:p>रायबंदरा मोटार आनी मोटरसायकलीचे एक्सिडॅन्टांत एकलो गेलो. ओल्ड गोवा खोर्लेचो रोहन परब मोटारसायकलीचेर फाटल्यान बशिल्लो. मोटारीन धपको दिलो आनी तो धपक्यासरशीं उदकांत पडलो. न्हंय तुडुंब भरिल्ल्यान तो बुडून सोपलो. इतले मजगतीं खणगिणीं दर्यांत एकलो नॅव्हीचो स्टूडंट बुडून सोपलो.</text:p>
      <text:p>घेवया एक ब्रेक</text:p>
      <text:p>गोंयांत एक लाख 80 हजार लायटीच्या खाब्यांचेर जुलै सोपता म्हळ्यार एलइडी लायटी पेटपाक जाय ना जाल्यार तांचो कॉंत्राद रद्द करतलो म्हूण वीजमंत्री पाडुंरंग मडकयकारान कॉन्ट्रॅक्टराक शिटकावणी दिल्या. इलॅक्ट्रिसिटीचे डिवीजना प्रमाण कामां तडीक लावचीं म्हूण ताणें सांगलां. तशेंच मॅन्टेन्साचेंय काम तांचेच. फुडली सात वर्सा खंय ताणींच मॅन्टेनन्स ताणींच पऴोवपाचो.</text:p>
      <text:p>पोर्तुगेजांनी गोंयात येवन एक मोठें काम केलें गोंयकारांक पोर्तुगेज पासपोर्टाची सवलत दिली. आज मायनोरीटी कॉम्य़ुनिटीतंले सुमार 70 टक्के खंय आपले ह्या पासपोर्टाचेर पोट भरतात म्हूण चर्चील उलयलो. बाणावलें कामा आनी उदरगत जाली ती खंय फक्त ताचे कारकिर्दींत उरिल्लींय कामां तडीक लायतलो म्हूण चर्चिल उलयला.</text:p>
      <text:p>घेवया एक ब्रेक</text:p>
      <text:p>वास्को पोलिसांनी एकल्या पोर्तुगेज नागरीकाक विनयभंगाच्या केशींत भितर वडयला. सुकूर एस्तेबॅरो रावपी वास्को खारीवाड्यावेलो. मुरगांवच्या आदल्या नगराध्यक्षान ताच्या आड विनयभंगाची कंप्लेन केल्ली. मार्चांतल्या विधानसभा वेंचणूकेच्या वेळार ही गजाल घडिल्ली म्हूण कळटा. ताका धल्ला आतां.</text:p>
      <text:p>हॅल्थ मिनिस्टर विश्वजीत राणेक इन्सुल्तार केलो म्हूण मडगांव पुलिसांनी दोगा बायलां आड ऑफॅन्स रजिस्टर केलां. आयतारा विश्वजीत हॉस्पिसियो हॉस्पिटलाक विजीट दिवन आपलेगाडयेकडेन वतालो तेन्ना मारिया डिक्रुज आनी तिची धूव आवता गुदिनोन ताका आडावन खंय ताचेकडेन नाका ते भाशेंत वाद घालो दोगांचेरूय सोमारा कम्प्लेंट रजिस्टर केल्या.</text:p>
      <text:p>लोकांक केंद्र सरकाराच्या स्किमींची म्हायती मेळची म्हूण कला अकादमीच्या आवारांत मोदी फॅस्ट दवरलां. फॅस्टाचें उक्तावण मुख्यमंत्री पर्रीकाराच्या हातान जालें. मीडियान ताचेकडेन जीएसटीचो विशय काडलो. तो म्हण्टा विशय नवो आसा म्हूम मात्शें कोफुसांव आसा दोन तीन म्हयन्यांभितर सगल्यो गजाली क्लियर जातल्यो.</text:p>
      <text:p>घेवया एक ब्रेक</text:p>
      <text:p>42 मायनिंग कंपन्यांचो एर आनी वॉटर कन्सॅन्ट पोलूशन कंट्रोल बोर्डाकडेन रिनिव्हलाक आसा. पोलूशन कंट्रोल करपाक कितें कितें उपाय जाय तेखातीर इंडियन स्कूल ऑफ मायन्स धनबाद म्हण्टा ते एजन्सीक सल्लागार म्हूण नेमपाचें थारिल्लें. एजन्सीचे प्रॅजॅन्टेशनाविशीं कांय प्रस्न काडल्यात. नेमके उपाय कितें ते एजन्सीक सांगूक लायल्यात. हें सगळें तडीक लागमेरेन हे मायनिंग कंपन्यांचो कन्सॅन्ट हुमकळळो.</text:p>
      <text:p>अपंगूळ भुरगीं आनी डिजेबिलीटी कमिशन आपले काळजाक लागी कारण आपूण एका अपंगूळ भुरग्याचो बापूय म्हूण समाज कल्याण मंत्री पाडूंरंग मडकयकार उलयलो. तो पॅराडायम शिफ्ट इन इनक्लूसिव स्कूलींगह्यापयल्या राष्ट्रीय परिषदेंत उलयतालो. गोंयच्या शाळांनी असल्या थोड्यातरी अपंगूळ भुरग्यांक बाकीच्या भुरग्यांबरोबर एडमीट करचे म्हूण खंय तो सरकाराकडे उलयतलो.</text:p>
      <text:p>आता पळोवया गोंयच्या बाकीच्या वाठारांतल्यो कांय खबरो</text:p>
      <text:p>घेवया एक ब्रेक</text:p>
      <text:p>वार्काच्या किरिस्तांव भावांनी सांजाव मोठे उमेदीन मनयलो. वार्कां 35 कम्युनिटींचे लोक चर्चीकडेन एकठांय सांजाव करतात. सगळो समुदाय एकठाय येवचो आनी तांचेमदीं खुशालकाय एकचार उरचो हो एकूच हेतू. सांजावानिमतान चर्चीलागी तरेतरेच्यो कार्यावळी जाल्यो</text:p>
      <text:p>क्लब टेनिस द गास्पार डायस पुरस्कृत राज्य पावंड्यावेलो टेबल टेनीस टूर्नामेंट सोमारा सुरू जालो. हातूंत तेरा प्रकारांत 10 वर्सां ते व्हेटरन्स गटांखातीर सर्ती जातल्यो. अंदू हे सर्तीचें दुसरें वर्स आनी 300 परस चड पार्टिसिपंट्स आयल्यात. आयोजक ताकालागून उमेदीन.</text:p>
      <text:p>हें बुलॅटिन हांगांच सोंपता ह्यो खबरो तुमकां प्रुडंट वॉट्सॅप ट्विटर फेसबूक आनी प्रुडंट व्हॅबसायटीचेर लायव्ह मेळटात प्रुडंटाक फॉलो करात नमस्कार</text:p>
      <text:p>आयतारा राती मडगांव पुलिसांनी वॉंटेड हिस्टरी शिटर आगुस्तिनो कार्वालोक कलम 41 खाला धल्लो. मायणा कुडतरी आनी म्हापशेच्या कांय केशींनी तो वॉंटेड आशिल्लो म्हापसा पुलिसांनी ताका कस्टडींत घेतला.</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